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2pt" officeooo:rsid="00173d44" officeooo:paragraph-rsid="00173d44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2pt" officeooo:rsid="0017625e" officeooo:paragraph-rsid="0017625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2pt" officeooo:rsid="001866b5" officeooo:paragraph-rsid="001866b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2pt" officeooo:rsid="001bcc0e" officeooo:paragraph-rsid="001bcc0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officeooo:rsid="0026f370" officeooo:paragraph-rsid="002648d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normal" officeooo:rsid="0026f370" officeooo:paragraph-rsid="0026f37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normal" officeooo:rsid="0029febd" officeooo:paragraph-rsid="0029feb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weight="normal" officeooo:rsid="002e428c" officeooo:paragraph-rsid="002e428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normal" officeooo:rsid="002a6c71" officeooo:paragraph-rsid="002a6c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weight="normal" officeooo:rsid="002cd927" officeooo:paragraph-rsid="002cd92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a6c71" officeooo:paragraph-rsid="002cd927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a6c71" officeooo:paragraph-rsid="002a6c71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305677" officeooo:paragraph-rsid="00305677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305677" officeooo:paragraph-rsid="0033fbf4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305677" officeooo:paragraph-rsid="0034ec5d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10b553" officeooo:paragraph-rsid="0010b553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123dd7" officeooo:paragraph-rsid="00123dd7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123dd7" officeooo:paragraph-rsid="001dcc39"/>
    </style:style>
    <style:style style:name="P19" style:family="paragraph" style:parent-style-name="Standard">
      <style:paragraph-properties fo:text-align="start" style:justify-single-word="false"/>
      <style:text-properties style:text-position="0% 100%" officeooo:rsid="00134e69" officeooo:paragraph-rsid="00134e69"/>
    </style:style>
    <style:style style:name="P20" style:family="paragraph" style:parent-style-name="Standard">
      <style:paragraph-properties fo:text-align="start" style:justify-single-word="false"/>
      <style:text-properties style:text-position="0% 100%" officeooo:rsid="00145c40" officeooo:paragraph-rsid="00145c40"/>
    </style:style>
    <style:style style:name="P21" style:family="paragraph" style:parent-style-name="Standard">
      <style:paragraph-properties fo:text-align="start" style:justify-single-word="false"/>
      <style:text-properties style:text-position="0% 100%" officeooo:rsid="0015c5b6" officeooo:paragraph-rsid="0015c5b6"/>
    </style:style>
    <style:style style:name="P22" style:family="paragraph" style:parent-style-name="Standard">
      <style:paragraph-properties fo:text-align="start" style:justify-single-word="false"/>
      <style:text-properties style:text-position="0% 100%" officeooo:rsid="0015c5b6" officeooo:paragraph-rsid="00173d44"/>
    </style:style>
    <style:style style:name="P23" style:family="paragraph" style:parent-style-name="Standard">
      <style:paragraph-properties fo:text-align="start" style:justify-single-word="false"/>
      <style:text-properties style:text-position="0% 100%" officeooo:rsid="0017625e" officeooo:paragraph-rsid="0017625e"/>
    </style:style>
    <style:style style:name="P24" style:family="paragraph" style:parent-style-name="Standard">
      <style:paragraph-properties fo:text-align="start" style:justify-single-word="false"/>
      <style:text-properties style:text-position="0% 100%" officeooo:rsid="001866b5" officeooo:paragraph-rsid="00191fd5"/>
    </style:style>
    <style:style style:name="P25" style:family="paragraph" style:parent-style-name="Standard">
      <style:paragraph-properties fo:text-align="start" style:justify-single-word="false"/>
      <style:text-properties style:text-position="0% 100%" officeooo:rsid="001866b5" officeooo:paragraph-rsid="001a1c75"/>
    </style:style>
    <style:style style:name="P26" style:family="paragraph" style:parent-style-name="Standard">
      <style:paragraph-properties fo:text-align="start" style:justify-single-word="false"/>
      <style:text-properties style:text-position="0% 100%" officeooo:rsid="00191fd5" officeooo:paragraph-rsid="001bcc0e"/>
    </style:style>
    <style:style style:name="P27" style:family="paragraph" style:parent-style-name="Standard">
      <style:paragraph-properties fo:text-align="start" style:justify-single-word="false"/>
      <style:text-properties style:text-position="0% 100%" officeooo:rsid="001dcf2a" officeooo:paragraph-rsid="001dcf2a"/>
    </style:style>
    <style:style style:name="P28" style:family="paragraph" style:parent-style-name="Standard">
      <style:paragraph-properties fo:text-align="start" style:justify-single-word="false"/>
      <style:text-properties style:text-position="0% 100%" officeooo:rsid="001f429f" officeooo:paragraph-rsid="001f429f"/>
    </style:style>
    <style:style style:name="P29" style:family="paragraph" style:parent-style-name="Standard">
      <style:paragraph-properties fo:text-align="start" style:justify-single-word="false"/>
      <style:text-properties style:text-position="0% 100%" officeooo:rsid="001f429f" officeooo:paragraph-rsid="0023f77d"/>
    </style:style>
    <style:style style:name="P30" style:family="paragraph" style:parent-style-name="Standard">
      <style:paragraph-properties fo:text-align="start" style:justify-single-word="false"/>
      <style:text-properties style:text-position="0% 100%" officeooo:rsid="0025f527" officeooo:paragraph-rsid="0025f527"/>
    </style:style>
    <style:style style:name="P31" style:family="paragraph" style:parent-style-name="Standard">
      <style:paragraph-properties fo:text-align="start" style:justify-single-word="false"/>
      <style:text-properties style:text-position="0% 100%" officeooo:rsid="002648d3" officeooo:paragraph-rsid="002648d3"/>
    </style:style>
    <style:style style:name="P32" style:family="paragraph" style:parent-style-name="Standard">
      <style:paragraph-properties fo:text-align="start" style:justify-single-word="false"/>
      <style:text-properties style:text-position="0% 100%" officeooo:rsid="0026f370" officeooo:paragraph-rsid="0026f370"/>
    </style:style>
    <style:style style:name="P33" style:family="paragraph" style:parent-style-name="Standard">
      <style:paragraph-properties fo:text-align="start" style:justify-single-word="false"/>
      <style:text-properties style:text-position="0% 100%" officeooo:rsid="0029febd" officeooo:paragraph-rsid="0029febd"/>
    </style:style>
    <style:style style:name="P34" style:family="paragraph" style:parent-style-name="Standard">
      <style:paragraph-properties fo:text-align="start" style:justify-single-word="false"/>
      <style:text-properties style:text-position="0% 100%" officeooo:rsid="002e428c" officeooo:paragraph-rsid="002e428c"/>
    </style:style>
    <style:style style:name="P35" style:family="paragraph" style:parent-style-name="Standard">
      <style:text-properties officeooo:rsid="0010b553" officeooo:paragraph-rsid="0010b553"/>
    </style:style>
    <style:style style:name="P36" style:family="paragraph" style:parent-style-name="Standard">
      <style:paragraph-properties fo:text-align="center" style:justify-single-word="false"/>
      <style:text-properties officeooo:rsid="0010b553" officeooo:paragraph-rsid="0010b553"/>
    </style:style>
    <style:style style:name="P37" style:family="paragraph" style:parent-style-name="Standard">
      <style:paragraph-properties fo:text-align="start" style:justify-single-word="false"/>
      <style:text-properties officeooo:rsid="0010b553" officeooo:paragraph-rsid="0010b553"/>
    </style:style>
    <style:style style:name="P38" style:family="paragraph" style:parent-style-name="Standard">
      <style:paragraph-properties fo:text-align="start" style:justify-single-word="false"/>
      <style:text-properties officeooo:rsid="0010b553" officeooo:paragraph-rsid="00123dd7"/>
    </style:style>
    <style:style style:name="P39" style:family="paragraph" style:parent-style-name="Standard">
      <style:paragraph-properties fo:text-align="start" style:justify-single-word="false"/>
      <style:text-properties officeooo:rsid="00123dd7" officeooo:paragraph-rsid="00123dd7"/>
    </style:style>
    <style:style style:name="P40" style:family="paragraph" style:parent-style-name="Standard">
      <style:paragraph-properties fo:text-align="start" style:justify-single-word="false"/>
      <style:text-properties officeooo:rsid="00123dd7" officeooo:paragraph-rsid="00134e69"/>
    </style:style>
    <style:style style:name="P41" style:family="paragraph" style:parent-style-name="Standard">
      <style:paragraph-properties fo:text-align="start" style:justify-single-word="false"/>
      <style:text-properties officeooo:rsid="00134e69" officeooo:paragraph-rsid="00145c40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style:text-position="super 58%" fo:font-size="18pt" officeooo:rsid="0010b553" style:font-size-asian="18pt" style:font-size-complex="18pt"/>
    </style:style>
    <style:style style:name="T3" style:family="text">
      <style:text-properties style:text-position="super 58%" fo:font-size="18pt" officeooo:rsid="00173d44" style:font-size-asian="18pt" style:font-size-complex="18pt"/>
    </style:style>
    <style:style style:name="T4" style:family="text">
      <style:text-properties style:text-position="super 58%" officeooo:rsid="0021eee5"/>
    </style:style>
    <style:style style:name="T5" style:family="text">
      <style:text-properties style:text-position="super 58%" officeooo:rsid="0023d11d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super 58%" fo:font-weight="normal" officeooo:rsid="002a6c71" style:font-weight-asian="normal" style:font-weight-complex="normal"/>
    </style:style>
    <style:style style:name="T8" style:family="text">
      <style:text-properties style:text-position="super 58%" fo:font-weight="normal" officeooo:rsid="002cd927" style:font-weight-asian="normal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23dd7"/>
    </style:style>
    <style:style style:name="T11" style:family="text">
      <style:text-properties style:text-position="0% 100%" officeooo:rsid="0010b553"/>
    </style:style>
    <style:style style:name="T12" style:family="text">
      <style:text-properties style:text-position="0% 100%" officeooo:rsid="00134e69"/>
    </style:style>
    <style:style style:name="T13" style:family="text">
      <style:text-properties style:text-position="0% 100%" officeooo:rsid="00145c40"/>
    </style:style>
    <style:style style:name="T14" style:family="text">
      <style:text-properties style:text-position="0% 100%" fo:font-size="18pt" style:font-size-asian="18pt" style:font-size-complex="18pt"/>
    </style:style>
    <style:style style:name="T15" style:family="text">
      <style:text-properties style:text-position="0% 100%" fo:font-size="18pt" officeooo:rsid="00123dd7" style:font-size-asian="18pt" style:font-size-complex="18pt"/>
    </style:style>
    <style:style style:name="T16" style:family="text">
      <style:text-properties style:text-position="0% 100%" fo:font-size="18pt" officeooo:rsid="0010b553" style:font-size-asian="18pt" style:font-size-complex="18pt"/>
    </style:style>
    <style:style style:name="T17" style:family="text">
      <style:text-properties style:text-position="sub 58%"/>
    </style:style>
    <style:style style:name="T18" style:family="text">
      <style:text-properties style:text-position="sub 58%" officeooo:rsid="0010b553"/>
    </style:style>
    <style:style style:name="T19" style:family="text">
      <style:text-properties style:text-position="sub 58%" fo:font-size="18pt" style:font-size-asian="18pt" style:font-size-complex="18pt"/>
    </style:style>
    <style:style style:name="T20" style:family="text">
      <style:text-properties style:text-position="sub 58%" fo:font-size="18pt" officeooo:rsid="00173d44" style:font-size-asian="18pt" style:font-size-complex="18pt"/>
    </style:style>
    <style:style style:name="T21" style:family="text">
      <style:text-properties style:text-position="sub 58%" fo:font-size="18pt" officeooo:rsid="0010b553" style:font-size-asian="18pt" style:font-size-complex="18pt"/>
    </style:style>
    <style:style style:name="T22" style:family="text">
      <style:text-properties style:text-position="sub 58%" fo:font-weight="normal" style:font-weight-asian="normal" style:font-weight-complex="normal"/>
    </style:style>
    <style:style style:name="T23" style:family="text">
      <style:text-properties style:text-position="sub 58%" fo:font-weight="normal" officeooo:rsid="0026f370" style:font-weight-asian="normal" style:font-weight-complex="normal"/>
    </style:style>
    <style:style style:name="T24" style:family="text">
      <style:text-properties style:text-position="sub 58%" fo:font-weight="normal" officeooo:rsid="0031a3da" style:font-weight-asian="normal" style:font-weight-complex="normal"/>
    </style:style>
    <style:style style:name="T25" style:family="text">
      <style:text-properties style:text-position="sub 58%" officeooo:rsid="002cd927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173d44" style:font-size-asian="10.5pt" style:font-size-complex="12pt"/>
    </style:style>
    <style:style style:name="T29" style:family="text">
      <style:text-properties fo:font-size="12pt" officeooo:rsid="001866b5" style:font-size-asian="10.5pt" style:font-size-complex="12pt"/>
    </style:style>
    <style:style style:name="T30" style:family="text">
      <style:text-properties fo:font-size="12pt" officeooo:rsid="00191fd5" style:font-size-asian="10.5pt" style:font-size-complex="12pt"/>
    </style:style>
    <style:style style:name="T31" style:family="text">
      <style:text-properties fo:font-size="12pt" officeooo:rsid="0015c5b6" style:font-size-asian="10.5pt" style:font-size-complex="12pt"/>
    </style:style>
    <style:style style:name="T32" style:family="text">
      <style:text-properties fo:font-size="12pt" officeooo:rsid="001a1c75" style:font-size-asian="10.5pt" style:font-size-complex="12pt"/>
    </style:style>
    <style:style style:name="T33" style:family="text">
      <style:text-properties fo:font-size="12pt" officeooo:rsid="001bcc0e" style:font-size-asian="10.5pt" style:font-size-complex="12pt"/>
    </style:style>
    <style:style style:name="T34" style:family="text">
      <style:text-properties officeooo:rsid="001bd01e"/>
    </style:style>
    <style:style style:name="T35" style:family="text">
      <style:text-properties officeooo:rsid="001dcc39"/>
    </style:style>
    <style:style style:name="T36" style:family="text">
      <style:text-properties officeooo:rsid="0021eee5"/>
    </style:style>
    <style:style style:name="T37" style:family="text">
      <style:text-properties officeooo:rsid="0023f77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6f370" style:font-weight-asian="normal" style:font-weight-complex="normal"/>
    </style:style>
    <style:style style:name="T40" style:family="text">
      <style:text-properties fo:font-weight="normal" officeooo:rsid="002a6c71" style:font-weight-asian="normal" style:font-weight-complex="normal"/>
    </style:style>
    <style:style style:name="T41" style:family="text">
      <style:text-properties fo:font-weight="normal" officeooo:rsid="002cd927" style:font-weight-asian="normal" style:font-weight-complex="normal"/>
    </style:style>
    <style:style style:name="T42" style:family="text">
      <style:text-properties fo:font-weight="normal" officeooo:rsid="0030a4a5" style:font-weight-asian="normal" style:font-weight-complex="normal"/>
    </style:style>
    <style:style style:name="T43" style:family="text">
      <style:text-properties fo:font-weight="normal" officeooo:rsid="0031a3da" style:font-weight-asian="normal" style:font-weight-complex="normal"/>
    </style:style>
    <style:style style:name="T44" style:family="text">
      <style:text-properties fo:font-weight="normal" officeooo:rsid="0032e38f" style:font-weight-asian="normal" style:font-weight-complex="normal"/>
    </style:style>
    <style:style style:name="T45" style:family="text">
      <style:text-properties fo:font-weight="normal" officeooo:rsid="0033fbf4" style:font-weight-asian="normal" style:font-weight-complex="normal"/>
    </style:style>
    <style:style style:name="T46" style:family="text">
      <style:text-properties fo:font-weight="normal" officeooo:rsid="0034ec5d" style:font-weight-asian="normal" style:font-weight-complex="normal"/>
    </style:style>
    <style:style style:name="T47" style:family="text">
      <style:text-properties officeooo:rsid="002cd9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Joshua Escareno</text:p>
      <text:p text:style-name="P35">CS278</text:p>
      <text:p text:style-name="P36">Lab 10</text:p>
      <text:p text:style-name="P37"/>
      <text:p text:style-name="P37">Task 1: </text:p>
      <text:p text:style-name="P37">Theorem: prove that g(p,k) = <text:span text:style-name="T1">(p+k)!</text:span><text:span text:style-name="T14">/</text:span><text:span text:style-name="T19">p!k!</text:span><text:span text:style-name="T9">. The function g(p,k) is defined in our Coq script.</text:span></text:p>
      <text:p text:style-name="P16"/>
      <text:p text:style-name="P37"><text:span text:style-name="T9">Proof: We prove using nested induction. Let p and q be natural numbers. </text:span><text:span text:style-name="T12">We need to prove that the theorem holds for all values of p and q where p, q &gt;= 0. Let the theorem be our inductive hypothesis.</text:span></text:p>
      <text:p text:style-name="P16"/>
      <text:p text:style-name="P38"><text:span text:style-name="T9">Base Case (p = 0, k = 0): <text:s/></text:span><text:span text:style-name="T10">By definition of a factorial 0! = 1 so for both cases we have g(0,0) = 1 and </text:span><text:span text:style-name="T1">(p+k)!</text:span><text:span text:style-name="T14">/</text:span><text:span text:style-name="T19">p!k!</text:span><text:span text:style-name="T17"> </text:span><text:span text:style-name="T10">= 1. This holds and we have proved the base case.</text:span></text:p>
      <text:p text:style-name="P17"/>
      <text:p text:style-name="P17">Base case(p = 0) and <text:s/>Inductive step on k: let k be any non negative natural number. </text:p>
      <text:p text:style-name="P39"><text:span text:style-name="T9">When p = 0 we know that 0! = 1 and </text:span><text:span text:style-name="T12">we assume our IH to be true we have</text:span><text:span text:style-name="T9">:</text:span></text:p>
      <text:p text:style-name="P39"><text:span text:style-name="T9"><text:tab/>g(0, k) * 0! * k! = <text:s/>(0 + k)! <text:tab/><text:tab/>(this is </text:span><text:span text:style-name="T2">(g(p,k) = (p+k)!</text:span><text:span text:style-name="T16">/</text:span><text:span text:style-name="T21">p!k! </text:span><text:span text:style-name="T11"><text:s/></text:span><text:span text:style-name="T9">rewritten)</text:span></text:p>
      <text:p text:style-name="P39"><text:span text:style-name="T9"><text:tab/>(k + 1) * k! + 0 = (k +1)! * </text:span><text:span text:style-name="T12">k!</text:span><text:span text:style-name="T9"><text:tab/>(by the definition of g(p,k) in Coq)</text:span></text:p>
      <text:p text:style-name="P40"><text:span text:style-name="T9"><text:tab/>(k + 1) * k! <text:s/>= (k +1)! * </text:span><text:span text:style-name="T12">k!<text:tab/><text:tab/>(simplification)</text:span></text:p>
      <text:p text:style-name="P19">and we can see here that indeed by our given definition of g(p,k) that when p = 0 and k is any non negative natural number that the case holds.</text:p>
      <text:p text:style-name="P19"/>
      <text:p text:style-name="P19">Inductive step on p when k = 0: <text:s/>Let p be any non negative natural number. </text:p>
      <text:p text:style-name="P19">When k = 0 we know that 0! = 1 and we assume our IH to be true, so we have:</text:p>
      <text:p text:style-name="P41"><text:span text:style-name="T9"><text:tab/></text:span><text:span text:style-name="T13">g(p, 0) * p! * 0! = (p + 0)!<text:tab/><text:tab/><text:tab/>( </text:span><text:span text:style-name="T10">this is</text:span><text:span text:style-name="T15"> </text:span><text:span text:style-name="T2">(g(p,k) = (p+k)!</text:span><text:span text:style-name="T16">/</text:span><text:span text:style-name="T21">p!k!</text:span><text:span text:style-name="T18"> </text:span><text:span text:style-name="T11"><text:s/></text:span><text:span text:style-name="T10">Rewritten</text:span><text:span text:style-name="T13">)</text:span></text:p>
      <text:p text:style-name="P20"><text:tab/>((p +1) * p! + 0) = (p + 0 + 1) * (p + 0 )! <text:s/><text:tab/>(By definition of g(p,k))</text:p>
      <text:p text:style-name="P20"><text:tab/>p * p! * p! = p * 2*(p + 0)!<text:tab/><text:tab/><text:tab/>(by simplification)</text:p>
      <text:p text:style-name="P20"><text:tab/>p * p! * p! = p * p! * p!</text:p>
      <text:p text:style-name="P20">And we see that the theorem holds for this inductive step. </text:p>
      <text:p text:style-name="P20"/>
      <text:p text:style-name="P21">Nested Inductive step: <text:s/>Now we need to show that the inductive step on p holds when we perform the inductive step on k. We state another inductive hypothesis, I will use IHk as shown in the Coq script,</text:p>
      <text:p text:style-name="P22">we assume that g((p+1),k) = <text:span text:style-name="T1">((p+1)+</text:span><text:span text:style-name="T3">k</text:span><text:span text:style-name="T1">)!</text:span><text:span text:style-name="T26">/</text:span><text:span text:style-name="T20">(p+1)!k! </text:span><text:span text:style-name="T28">We must now show that:</text:span></text:p>
      <text:p text:style-name="P22"><text:span text:style-name="T28"><text:tab/> </text:span><text:span text:style-name="T27"><text:s/>g((p+1),</text:span><text:span text:style-name="T30">(</text:span><text:span text:style-name="T27">k</text:span><text:span text:style-name="T30">+1)</text:span><text:span text:style-name="T27">) = </text:span><text:span text:style-name="T1">((p+1)+</text:span><text:span text:style-name="T3">(k+1)</text:span><text:span text:style-name="T1">)!</text:span><text:span text:style-name="T26">/</text:span><text:span text:style-name="T20">(p+1)!(k+1)! <text:s/></text:span><text:span text:style-name="T28">holds. </text:span></text:p>
      <text:p text:style-name="P1">First we rewrite based on our definition of g(p,k) and we have:</text:p>
      <text:p text:style-name="P1"><text:tab/>(g(p,k+1) + g((p+1), k)) + (p+1)! (k+1)! = ((p+1)+(k+1))!</text:p>
      <text:p text:style-name="P2">Next let us assert that:</text:p>
      <text:p text:style-name="P2"><text:tab/>((p+1)+(k+1))! = (p+1)(p+k+1)! + (k+1)(p+k+1)!</text:p>
      <text:p text:style-name="P23"><text:span text:style-name="T27"><text:tab/></text:span><text:span text:style-name="T29">(p+(k+1)+1)(p+(k+1))! = (p+1)(p+k+1)! + (k+1)(p+k+1)!<text:tab/><text:tab/> <text:s text:c="16"/>(By simplification)</text:span></text:p>
      <text:p text:style-name="P3"><text:tab/>p(p+k+1)! + k(p+k+1)! + 2(p+k+1)! = p(p+k+1)! + k(p+k+1)! + 2(p+k+1)! <text:s text:c="2"/>(again by <text:s text:c="17"/><text:tab/><text:tab/><text:tab/><text:tab/><text:tab/><text:tab/><text:tab/><text:tab/><text:tab/><text:tab/><text:tab/> <text:s text:c="6"/>simplification)</text:p>
      <text:p text:style-name="P3">Now that we have show that we can write our original goal as follows:</text:p>
      <text:p text:style-name="P24"><text:span text:style-name="T27"><text:tab/></text:span><text:span text:style-name="T31"> g((p+1),</text:span><text:span text:style-name="T30">(</text:span><text:span text:style-name="T31">k</text:span><text:span text:style-name="T30">+1)</text:span><text:span text:style-name="T31">)*</text:span><text:span text:style-name="T30">((p+1)p!)((k+1)k!) = (p+1)(p+k+1)! + (k+1)(p+k+1)!<text:tab/><text:tab/>(simplifying)</text:span></text:p>
      <text:p text:style-name="P25"><text:span text:style-name="T30"><text:tab/></text:span><text:span text:style-name="T31"> g((p+1),</text:span><text:span text:style-name="T30">(</text:span><text:span text:style-name="T31">k</text:span><text:span text:style-name="T30">+1)</text:span><text:span text:style-name="T31">)*</text:span><text:span text:style-name="T30">((p+1)p!)((k+1)k!) </text:span><text:span text:style-name="T32">= (p+1)(g(p,</text:span><text:span text:style-name="T33">(</text:span><text:span text:style-name="T32">k+1</text:span><text:span text:style-name="T33">) * k!</text:span><text:span text:style-name="T32">)*p!</text:span><text:span text:style-name="T33">(</text:span><text:span text:style-name="T32">k+1</text:span><text:span text:style-name="T33">) * k!</text:span><text:span text:style-name="T32">) + (k+1)(p+k+1) <text:tab/><text:tab/><text:tab/><text:tab/><text:tab/><text:tab/><text:tab/><text:tab/><text:tab/><text:tab/><text:tab/><text:tab/><text:tab/>(By our IHp)</text:span></text:p>
      <text:p text:style-name="P26"><text:span text:style-name="T27"><text:tab/></text:span><text:span text:style-name="T31"> g((p+1),</text:span><text:span text:style-name="T27">(</text:span><text:span text:style-name="T31">k</text:span><text:span text:style-name="T27">+1)</text:span><text:span text:style-name="T31">)*</text:span><text:span text:style-name="T27">((p+1)*p!)((k+1)*k!) </text:span><text:span text:style-name="T33">= </text:span><text:span text:style-name="T32">(p+1)(g(p,</text:span><text:span text:style-name="T33">(</text:span><text:span text:style-name="T32">k+1</text:span><text:span text:style-name="T33">) * k!</text:span><text:span text:style-name="T32">)p!(k+1 * </text:span><text:span text:style-name="T33">k!</text:span><text:span text:style-name="T32">) + (k+1)</text:span><text:span text:style-name="T33">(g((p+1) * p! ,k)(p+1 * p!)k!) </text:span></text:p>
      <text:p text:style-name="P4"><text:soft-page-break/><text:tab/><text:tab/><text:tab/><text:tab/><text:tab/><text:tab/><text:tab/><text:tab/><text:tab/><text:tab/><text:tab/><text:tab/>(By IHk)</text:p>
      <text:p text:style-name="P17"><text:tab/> <text:span text:style-name="T34">g(p,k+1) * p * p! * k * k! + g(p,k+1) * p * p! * k! + g(p, k+1) * p! * k * k! +</text:span></text:p>
      <text:p text:style-name="P18"><text:tab/><text:span text:style-name="T35">g(p, k+1) * p! * k! + g(p+1,k) * p * p! * k * k! + g(p+1,k) * p! *k! = g(p,k+1) * p * p! * k * k! + <text:tab/>g(p,k+1) * p * p! * k! + g(p, k+1) * p! * k * k! +g(p, k+1) * p! * k! + g(p+1,k) * p * p! * k * k! <text:tab/>+ g(p+1,k) * p! *k!<text:tab/></text:span></text:p>
      <text:p text:style-name="P18"><text:tab/><text:tab/><text:tab/><text:tab/><text:tab/><text:tab/><text:tab/><text:tab/><text:tab/><text:tab/><text:tab/><text:span text:style-name="T35">(By simplification)</text:span></text:p>
      <text:p text:style-name="P27">And so we see we have reached reflexivity and have shown that our function holds by nested induction and have shown that it will hold for all values of p, k: Nat. Qed.</text:p>
      <text:p text:style-name="P27"/>
      <text:p text:style-name="P28">Task 3:</text:p>
      <text:p text:style-name="P29">Consider a set S with a <text:span text:style-name="T37">cardinality</text:span> of n. <text:span text:style-name="T36">We note that we can produce 2</text:span><text:span text:style-name="T4">n </text:span><text:span text:style-name="T36">number of subsets. We then note that we can create single element sets of each element from from the set S. Then we create subsets of S that have cardinality | S | = 1, which has 2</text:span><text:span text:style-name="T5">2 </text:span><text:span text:style-name="T37">possibilities, then <text:s/>| S | = <text:s/>2, until we create all subsets of <text:s/>| S | = n. <text:s text:c="2"/></text:span></text:p>
      <text:p text:style-name="P29"/>
      <text:p text:style-name="P30">Task 4:</text:p>
      <text:p text:style-name="P30"/>
      <text:p text:style-name="P30"/>
      <text:p text:style-name="P31">f(n) = { {}, <text:tab/> <text:s text:c="21"/>if n = 0</text:p>
      <text:p text:style-name="P31"><text:tab/> <text:span text:style-name="T47">{{S</text:span><text:span text:style-name="T25">1</text:span><text:span text:style-name="T47">}</text:span><text:span text:style-name="T25"> </text:span><text:span text:style-name="T47">, { {}, S</text:span><text:span text:style-name="T25">1</text:span><text:span text:style-name="T47"> } <text:s text:c="5"/>if n =1</text:span></text:p>
      <text:p text:style-name="P31"><text:span text:style-name="T38"><text:tab/> </text:span><text:span text:style-name="T39">{S</text:span><text:span text:style-name="T23">n</text:span><text:span text:style-name="T39">, f(n-1)</text:span><text:span text:style-name="T38"> } <text:s text:c="13"/></text:span><text:span text:style-name="T39">if n &gt;= </text:span><text:span text:style-name="T41">2</text:span><text:span text:style-name="T39"> }</text:span></text:p>
      <text:p text:style-name="P5"/>
      <text:p text:style-name="P6">Task 5: </text:p>
      <text:p text:style-name="P32"><text:span text:style-name="T38">Prove by mathematical induction that f(n) = 2</text:span><text:span text:style-name="T6">n</text:span><text:span text:style-name="T38">. </text:span></text:p>
      <text:p text:style-name="P6"/>
      <text:p text:style-name="P33"><text:span text:style-name="T38">Proof: We consider a set <text:s/>S with a cardinality of n. Let f(n) = 2</text:span><text:span text:style-name="T6">n</text:span><text:span text:style-name="T38"> be our inductive hypothesis as we prove by induction.</text:span></text:p>
      <text:p text:style-name="P7"/>
      <text:p text:style-name="P33"><text:span text:style-name="T38">Base case n = 0. By our definition of f(n), when n = 0 we only have one subset of S and that is the empty set. So f(n) = 1 = 2</text:span><text:span text:style-name="T6">0</text:span><text:span text:style-name="T38"> and so our base case holds.</text:span></text:p>
      <text:p text:style-name="P7"/>
      <text:p text:style-name="P34"><text:span text:style-name="T38">Base case n =1. Since we know when n = 0 we only have the empty set, we can say that when n =1 we can create two subsets of S</text:span><text:span text:style-name="T22">.</text:span><text:span text:style-name="T38"> one with the empty set and S</text:span><text:span text:style-name="T22">1,</text:span><text:span text:style-name="T38"> and a single element set of S</text:span><text:span text:style-name="T22">1</text:span><text:span text:style-name="T38"> . This creates 2 subsets of S and as such f(1) = 2</text:span><text:span text:style-name="T6">1</text:span><text:span text:style-name="T38"> which holds for our second base case</text:span></text:p>
      <text:p text:style-name="P8"/>
      <text:p text:style-name="P33"><text:span text:style-name="T38">Inductive step: </text:span><text:span text:style-name="T40">(</text:span><text:span text:style-name="T38">n </text:span><text:span text:style-name="T40">+1) We assume our IH to be true and we need to show that f(n+1) = 2</text:span><text:span text:style-name="T7">n+1</text:span><text:span text:style-name="T40">.</text:span></text:p>
      <text:p text:style-name="P9">By our definition of f(n) we have:</text:p>
      <text:p text:style-name="P12"><text:span text:style-name="T38">|{S</text:span><text:span text:style-name="T22">n+1</text:span><text:span text:style-name="T38">, {f((n+1) - 1)}}| = 2</text:span><text:span text:style-name="T6">n+1 </text:span><text:span text:style-name="T38">. Which leads us to</text:span></text:p>
      <text:p text:style-name="P12"><text:span text:style-name="T38">|{S</text:span><text:span text:style-name="T22">n+1</text:span><text:span text:style-name="T38">, {f(n)}}| = 2</text:span><text:span text:style-name="T6">n+1 <text:s/></text:span><text:span text:style-name="T38">and since we assume our IH to be true we have</text:span></text:p>
      <text:p text:style-name="P11"><text:span text:style-name="T41">|</text:span><text:span text:style-name="T38">{S</text:span><text:span text:style-name="T22">n+1</text:span><text:span text:style-name="T38">, {f(n)}}| <text:s/>= 2</text:span><text:span text:style-name="T6">n </text:span><text:span text:style-name="T8"><text:s/></text:span><text:span text:style-name="T41">* 2</text:span><text:span text:style-name="T8">1</text:span><text:span text:style-name="T41">.</text:span></text:p>
      <text:p text:style-name="P10"/>
      <text:p text:style-name="P11"><text:span text:style-name="T41">Which we know to be true since <text:s/>we have defined f(n) to have a cardinality of 2</text:span><text:span text:style-name="T8">1</text:span><text:span text:style-name="T41"> for any set of cardinality 1 and we have shown that for any set of | S | = 2</text:span><text:span text:style-name="T8">n</text:span><text:span text:style-name="T41"> we know that a set of cardinality n+1 will be have exactly 2</text:span><text:span text:style-name="T8">1 </text:span><text:span text:style-name="T41">more subsets than f(n). We have shown by induction that our definition of f(n) holds for all values of n in the set of non negative natural numbers. Qed.</text:span></text:p>
      <text:p text:style-name="P11"><text:span text:style-name="T41"/></text:p>
      <text:p text:style-name="P13"><text:span text:style-name="T41">T</text:span><text:span text:style-name="T38">ask 8:</text:span></text:p>
      <text:p text:style-name="P14"><text:span text:style-name="T38">From our notes we know that for any set </text:span><text:span text:style-name="T43">S</text:span><text:span text:style-name="T38"> of cardinality n there are exactly (n-1)! Combinations. </text:span><text:span text:style-name="T45">To find all combinations of a certain size, k <text:s/>derived from S, </text:span><text:span text:style-name="T42">we first start by taking the first element, </text:span><text:span text:style-name="T43">a and </text:span><text:soft-page-break/><text:span text:style-name="T43">creating all subsets, <text:s/></text:span><text:span text:style-name="T45">which we will call sub,</text:span><text:span text:style-name="T43"> of size | a + 1 | <text:s/>, such that we have a set of all the subsets where { {a , S</text:span><text:span text:style-name="T24">2</text:span><text:span text:style-name="T43">} , {a, S</text:span><text:span text:style-name="T24">3</text:span><text:span text:style-name="T43">}, … {a, S</text:span><text:span text:style-name="T24">n</text:span><text:span text:style-name="T43">} }. Then we continue and build the next size of subsets of size | a + 2 | until we have created all subsets of | </text:span><text:span text:style-name="T45">sub </text:span><text:span text:style-name="T44">| </text:span><text:span text:style-name="T45">= <text:s/>k</text:span><text:span text:style-name="T44"> then we move on to the </text:span><text:span text:style-name="T45">second element, b, and repeat the same process such that the subsets starting with element b are not a subset of the earlier mentioned subset, sub. We then repeat the process for every element in S. </text:span></text:p>
      <text:p text:style-name="P14"><text:span text:style-name="T45"/></text:p>
      <text:p text:style-name="P15"><text:span text:style-name="T46">Task 9:</text:span></text:p>
      <text:p text:style-name="P15"><text:span text:style-name="T46">Base case C(n, 0): given a set of n elements we compute all combinations of subsets with cardinality of 0. Which means that we have no subsets generated, and our base case holds.</text:span></text:p>
      <text:p text:style-name="P15"><text:span text:style-name="T46"/></text:p>
      <text:p text:style-name="P15"><text:span text:style-name="T45"><text:s/></text:span><text:span text:style-name="T4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30:45.434494409</meta:creation-date>
    <dc:date>2018-04-09T20:56:11.693683554</dc:date>
    <meta:editing-duration>PT3H46M3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1170" meta:character-count="5672" meta:non-whitespace-character-count="4354"/>
  </office:meta>
</office:document-meta>
</file>